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dsrapport v.14 (Iteration -1)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4-04-05T16:23:25.58</meta:creation-date>
    <dc:date>2014-04-05T16:28:07.58</dc:date>
    <dc:creator>Henrik Gabrielsson</dc:creator>
    <meta:editing-duration>PT1M39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1" meta:paragraph-count="1" meta:word-count="4" meta:character-count="31"/>
  </office:meta>
</office:document-meta>
</file>